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09000000096A776E854C66E6E8.png" manifest:media-type="image/png"/>
  <manifest:file-entry manifest:full-path="Pictures/10000000000001F40000014DF4E178D8BC223613.jpg" manifest:media-type="image/jpeg"/>
  <manifest:file-entry manifest:full-path="Pictures/10000089000000EE000000EE88F1785D42BCF1F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83cm, 0.128cm, 2.413cm, 16.11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measurelines" svg:width="25.706cm" svg:height="19.228cm" svg:x="1.035cm" svg:y="1.362cm">
            <draw:image xlink:href="Pictures/10000000000001F40000014DF4E178D8BC223613.jpg" xlink:type="simple" xlink:show="embed" xlink:actuate="onLoad">
              <text:p/>
            </draw:image>
          </draw:frame>
          <draw:frame draw:style-name="gr2" draw:text-style-name="P1" draw:layer="measurelines" svg:width="27.42cm" svg:height="16.281cm" svg:x="5.711cm" svg:y="1.106cm">
            <draw:image xlink:href="Pictures/10000089000000EE000000EE88F1785D42BCF1F6.svg" xlink:type="simple" xlink:show="embed" xlink:actuate="onLoad">
              <text:p/>
            </draw:image>
            <draw:image xlink:href="Pictures/1000020100000009000000096A776E854C66E6E8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1:10:55.693497291</meta:creation-date>
    <dc:date>2019-03-22T14:19:04.172648491</dc:date>
    <meta:editing-duration>PT43M35S</meta:editing-duration>
    <meta:editing-cycles>7</meta:editing-cycles>
    <meta:generator>LibreOffice/6.0.3.2$Linux_X86_64 LibreOffice_project/00m0$Build-2</meta:generator>
    <meta:document-statistic meta:object-count="3"/>
  </office:meta>
</office:document-meta>
</file>